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91e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91e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91e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91e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91e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91e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91e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91e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91e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91e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91e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91e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91e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91e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91e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91e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91e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ofia Valentina Urbina Zabalet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5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014095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eonel Alberto Urbina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31002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5.07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0" meta:non-whitespace-character-count="1002"/>
    <meta:template xlink:type="simple" xlink:actuate="onRequest" xlink:title="Normal" xlink:href=""/>
  </office:meta>
</office:document-meta>
</file>